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JetBrainsMonoNL,1" svg:font-family="'JetBrainsMonoNL,', ', 'Droid Sans Mono',', ', monospace,', monospace, ', 'Droid Sans Fallback', 'font-weight: normal', 'font-size: 16px', 'line-height: 21px', 'white-space: pre'"/>
    <style:font-face style:name="JetBrainsMonoNL," svg:font-family="'JetBrainsMonoNL,', ', 'Droid Sans Mono',', ', monospace,', monospace, ', 'Droid Sans Fallback', 'font-weight: normal', 'font-size: 16px', 'line-height: 21px', 'white-space: pre'"/>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fo:font-weight="bold" officeooo:rsid="0041d7ce" officeooo:paragraph-rsid="0041d7ce" style:font-weight-asian="bold" style:font-weight-complex="bold"/>
    </style:style>
    <style:style style:name="P2" style:family="paragraph" style:parent-style-name="Heading_20_1">
      <style:paragraph-properties fo:text-align="start" style:justify-single-word="false"/>
      <style:text-properties style:font-name="Liberation Serif" fo:font-size="12pt" fo:font-style="italic" fo:font-weight="normal" officeooo:rsid="006d48ba" officeooo:paragraph-rsid="006d48ba" style:font-size-asian="12pt" style:font-style-asian="italic" style:font-weight-asian="normal" style:font-size-complex="12pt" style:font-style-complex="italic" style:font-weight-complex="normal"/>
    </style:style>
    <style:style style:name="P3" style:family="paragraph" style:parent-style-name="Heading_20_1">
      <style:paragraph-properties fo:text-align="start" style:justify-single-word="false"/>
      <style:text-properties style:font-name="Liberation Serif" fo:font-size="12pt" fo:font-style="italic" fo:font-weight="bold" officeooo:rsid="006d48ba" officeooo:paragraph-rsid="006d48ba" style:font-size-asian="12pt" style:font-style-asian="italic" style:font-weight-asian="bold" style:font-size-complex="12pt" style:font-style-complex="italic" style:font-weight-complex="bold"/>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text-align="start" style:justify-single-word="false"/>
      <style:text-properties style:font-name="Liberation Serif" fo:font-size="12pt" fo:language="id" fo:country="ID" fo:font-style="italic" fo:font-weight="bold" officeooo:rsid="006d48ba" officeooo:paragraph-rsid="006d48ba" style:font-size-asian="12pt" style:font-style-asian="italic" style:font-weight-asian="bold" style:font-size-complex="12pt" style:font-style-complex="italic" style:font-weight-complex="bold"/>
    </style:style>
    <style:style style:name="P6" style:family="paragraph" style:parent-style-name="Preformatted_20_Text">
      <style:paragraph-properties fo:margin-top="0in" fo:margin-bottom="0.1965in" loext:contextual-spacing="false" fo:text-align="justify" style:justify-single-word="false"/>
    </style:style>
    <style:style style:name="P7" style:family="paragraph" style:parent-style-name="Standard">
      <style:paragraph-properties fo:text-align="justify" style:justify-single-word="false"/>
      <style:text-properties fo:font-size="14pt" fo:font-style="italic" fo:font-weight="bold" officeooo:rsid="00443fcc" officeooo:paragraph-rsid="00443fcc" style:font-size-asian="14pt" style:font-style-asian="italic" style:font-weight-asian="bold" style:font-size-complex="14pt" style:font-style-complex="italic" style:font-weight-complex="bold"/>
    </style:style>
    <style:style style:name="P8" style:family="paragraph" style:parent-style-name="Standard">
      <style:paragraph-properties fo:text-align="justify" style:justify-single-word="false"/>
      <style:text-properties fo:font-size="14pt" fo:font-style="italic" fo:font-weight="bold" officeooo:rsid="0060d434" officeooo:paragraph-rsid="004a9a4b" style:font-size-asian="14pt" style:font-style-asian="italic" style:font-weight-asian="bold" style:font-size-complex="14pt" style:font-style-complex="italic" style:font-weight-complex="bold"/>
    </style:style>
    <style:style style:name="P9" style:family="paragraph" style:parent-style-name="Standard">
      <style:paragraph-properties fo:text-align="justify" style:justify-single-word="false"/>
      <style:text-properties officeooo:rsid="001675a7" officeooo:paragraph-rsid="001675a7"/>
    </style:style>
    <style:style style:name="P10" style:family="paragraph" style:parent-style-name="Standard">
      <style:paragraph-properties fo:text-align="justify" style:justify-single-word="false"/>
      <style:text-properties fo:font-weight="bold" officeooo:rsid="003b813e" officeooo:paragraph-rsid="003b813e" style:font-weight-asian="bold" style:font-weight-complex="bold"/>
    </style:style>
    <style:style style:name="P11" style:family="paragraph" style:parent-style-name="Standard">
      <style:paragraph-properties fo:text-align="justify" style:justify-single-word="false"/>
      <style:text-properties fo:font-weight="bold" officeooo:rsid="003dcf3b" officeooo:paragraph-rsid="003dcf3b" style:font-weight-asian="bold" style:font-weight-complex="bold"/>
    </style:style>
    <style:style style:name="P12" style:family="paragraph" style:parent-style-name="Standard">
      <style:paragraph-properties fo:text-align="justify" style:justify-single-word="false"/>
      <style:text-properties fo:font-weight="bold" officeooo:rsid="0041d7ce" officeooo:paragraph-rsid="0041d7ce" style:font-weight-asian="bold" style:font-weight-complex="bold"/>
    </style:style>
    <style:style style:name="P13" style:family="paragraph" style:parent-style-name="Standard">
      <style:paragraph-properties fo:text-align="justify" style:justify-single-word="false"/>
      <style:text-properties fo:font-weight="bold" officeooo:rsid="00443fcc" officeooo:paragraph-rsid="00443fcc" style:font-weight-asian="bold" style:font-weight-complex="bold"/>
    </style:style>
    <style:style style:name="P14" style:family="paragraph" style:parent-style-name="Standard">
      <style:paragraph-properties fo:text-align="justify" style:justify-single-word="false"/>
      <style:text-properties fo:font-weight="normal" officeooo:rsid="002a0a16" officeooo:paragraph-rsid="002a0a16" style:font-weight-asian="normal" style:font-weight-complex="normal"/>
    </style:style>
    <style:style style:name="P15" style:family="paragraph" style:parent-style-name="Standard">
      <style:paragraph-properties fo:text-align="justify" style:justify-single-word="false"/>
      <style:text-properties fo:font-weight="normal" officeooo:rsid="003d6ec0" officeooo:paragraph-rsid="003d6ec0" style:font-weight-asian="normal" style:font-weight-complex="normal"/>
    </style:style>
    <style:style style:name="P16" style:family="paragraph" style:parent-style-name="Standard">
      <style:paragraph-properties fo:text-align="justify" style:justify-single-word="false"/>
      <style:text-properties fo:font-weight="normal" officeooo:rsid="00443fcc" officeooo:paragraph-rsid="00443fcc" style:font-weight-asian="normal" style:font-weight-complex="normal"/>
    </style:style>
    <style:style style:name="P17" style:family="paragraph" style:parent-style-name="Standard">
      <style:paragraph-properties fo:text-align="justify" style:justify-single-word="false"/>
      <style:text-properties fo:font-weight="normal" officeooo:rsid="004a401a" officeooo:paragraph-rsid="004a401a" style:font-weight-asian="normal" style:font-weight-complex="normal"/>
    </style:style>
    <style:style style:name="P18" style:family="paragraph" style:parent-style-name="Standard">
      <style:paragraph-properties fo:text-align="justify" style:justify-single-word="false"/>
      <style:text-properties officeooo:rsid="002d19ee" officeooo:paragraph-rsid="002e33df"/>
    </style:style>
    <style:style style:name="P19" style:family="paragraph" style:parent-style-name="Standard">
      <style:paragraph-properties fo:text-align="justify" style:justify-single-word="false"/>
      <style:text-properties fo:font-style="italic" fo:font-weight="normal" officeooo:rsid="004a9a4b" officeooo:paragraph-rsid="004a9a4b"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bold" officeooo:rsid="004a9a4b" officeooo:paragraph-rsid="004a9a4b"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fo:font-style="italic" fo:font-weight="bold" officeooo:paragraph-rsid="004a401a"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fo:font-style="italic" fo:font-weight="bold" officeooo:rsid="00443fcc" officeooo:paragraph-rsid="00443fcc" style:font-style-asian="italic" style:font-weight-asian="bold" style:font-style-complex="italic"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1675a7"/>
    </style:style>
    <style:style style:name="P25" style:family="paragraph" style:parent-style-name="Standard">
      <style:paragraph-properties fo:text-align="justify" style:justify-single-word="false"/>
      <style:text-properties officeooo:paragraph-rsid="004a9a4b"/>
    </style:style>
    <style:style style:name="P26" style:family="paragraph" style:parent-style-name="Standard">
      <style:paragraph-properties fo:text-align="justify" style:justify-single-word="false"/>
      <style:text-properties fo:color="#d4d4d4" style:font-name="JetBrainsMonoNL," fo:background-color="#1e1e1e"/>
    </style:style>
    <style:style style:name="P27" style:family="paragraph" style:parent-style-name="Standard">
      <style:text-properties fo:color="#d4d4d4" style:font-name="JetBrainsMonoNL,1" fo:background-color="#1e1e1e"/>
    </style:style>
    <style:style style:name="P28" style:family="paragraph" style:parent-style-name="Standard">
      <style:text-properties fo:color="#d4d4d4" fo:background-color="#1e1e1e"/>
    </style:style>
    <style:style style:name="P29" style:family="paragraph" style:parent-style-name="Standard">
      <style:paragraph-properties fo:text-align="justify" style:justify-single-word="false"/>
      <style:text-properties fo:color="#00c53b" style:font-name="JetBrainsMonoNL," fo:font-weight="bold" officeooo:rsid="003b813e" officeooo:paragraph-rsid="003b813e" fo:background-color="#1e1e1e" style:font-weight-asian="bold" style:font-weight-complex="bold"/>
    </style:style>
    <style:style style:name="P30" style:family="paragraph" style:parent-style-name="Standard">
      <style:paragraph-properties fo:text-align="justify" style:justify-single-word="false"/>
      <style:text-properties fo:color="#00c53b" style:font-name="JetBrainsMonoNL," fo:background-color="#1e1e1e"/>
    </style:style>
    <style:style style:name="P31" style:family="paragraph" style:parent-style-name="Standard">
      <style:text-properties fo:color="#00c53b" style:font-name="JetBrainsMonoNL,1" fo:background-color="#1e1e1e"/>
    </style:style>
    <style:style style:name="P32" style:family="paragraph" style:parent-style-name="Standard">
      <style:paragraph-properties fo:text-align="start" style:justify-single-word="false"/>
      <style:text-properties fo:color="#00c53b" style:font-name="JetBrainsMonoNL,1" fo:font-size="12pt" fo:font-style="italic" fo:font-weight="normal" officeooo:rsid="006aa9b7" officeooo:paragraph-rsid="006aa9b7" fo:background-color="#1e1e1e"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color="#00c53b" style:font-name="JetBrainsMonoNL,1" fo:font-size="12pt" fo:font-style="italic" fo:font-weight="normal" officeooo:rsid="006d48ba" officeooo:paragraph-rsid="006d48ba" fo:background-color="#1e1e1e"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officeooo:rsid="002e33df" officeooo:paragraph-rsid="002e33df"/>
    </style:style>
    <style:style style:name="P35" style:family="paragraph" style:parent-style-name="Standard">
      <style:paragraph-properties fo:text-align="justify" style:justify-single-word="false"/>
      <style:text-properties fo:font-size="13pt" fo:font-style="italic" fo:font-weight="normal" officeooo:rsid="00455f66" officeooo:paragraph-rsid="00455f66" style:font-size-asian="13pt" style:font-style-asian="italic" style:font-weight-asian="normal" style:font-size-complex="13pt" style:font-style-complex="italic" style:font-weight-complex="normal"/>
    </style:style>
    <style:style style:name="P36" style:family="paragraph" style:parent-style-name="Standard">
      <style:paragraph-properties fo:text-align="justify" style:justify-single-word="false"/>
      <style:text-properties fo:font-size="13pt" fo:font-style="italic" fo:font-weight="normal" officeooo:rsid="00443fcc" officeooo:paragraph-rsid="00443fcc" style:font-size-asian="13pt" style:font-style-asian="italic" style:font-weight-asian="normal" style:font-size-complex="13pt" style:font-style-complex="italic" style:font-weight-complex="normal"/>
    </style:style>
    <style:style style:name="P37" style:family="paragraph" style:parent-style-name="Standard">
      <style:paragraph-properties fo:text-align="justify" style:justify-single-word="false"/>
      <style:text-properties fo:font-size="13pt" fo:font-style="italic" fo:font-weight="normal" officeooo:rsid="004a401a" officeooo:paragraph-rsid="004a401a" style:font-size-asian="13pt" style:font-style-asian="italic" style:font-weight-asian="normal" style:font-size-complex="13pt" style:font-style-complex="italic" style:font-weight-complex="normal"/>
    </style:style>
    <style:style style:name="P38" style:family="paragraph" style:parent-style-name="Standard">
      <style:paragraph-properties fo:text-align="justify" style:justify-single-word="false"/>
      <style:text-properties fo:font-size="13pt" fo:font-style="italic" fo:font-weight="normal" officeooo:rsid="004a9a4b" officeooo:paragraph-rsid="004a9a4b" style:font-size-asian="13pt" style:font-style-asian="italic" style:font-weight-asian="normal" style:font-size-complex="13pt" style:font-style-complex="italic" style:font-weight-complex="normal"/>
    </style:style>
    <style:style style:name="P39" style:family="paragraph" style:parent-style-name="Standard">
      <style:paragraph-properties fo:text-align="justify" style:justify-single-word="false"/>
      <style:text-properties fo:font-size="13pt" fo:font-style="italic" fo:font-weight="normal" officeooo:rsid="005c1415" officeooo:paragraph-rsid="005c1415" style:font-size-asian="13pt" style:font-style-asian="italic" style:font-weight-asian="normal" style:font-size-complex="13pt" style:font-style-complex="italic" style:font-weight-complex="normal"/>
    </style:style>
    <style:style style:name="P40" style:family="paragraph" style:parent-style-name="Standard">
      <style:paragraph-properties fo:text-align="justify" style:justify-single-word="false"/>
      <style:text-properties fo:font-size="13pt" fo:font-style="italic" fo:font-weight="normal" officeooo:rsid="0058d6f3" officeooo:paragraph-rsid="005c1415" style:font-size-asian="13pt" style:font-style-asian="italic" style:font-weight-asian="normal" style:font-size-complex="13pt" style:font-style-complex="italic" style:font-weight-complex="normal"/>
    </style:style>
    <style:style style:name="P41" style:family="paragraph" style:parent-style-name="Standard">
      <style:paragraph-properties fo:text-align="justify" style:justify-single-word="false"/>
      <style:text-properties fo:font-size="13pt" fo:font-weight="normal" officeooo:rsid="004faddb" officeooo:paragraph-rsid="004faddb" style:font-size-asian="13pt" style:font-weight-asian="normal" style:font-size-complex="13pt" style:font-weight-complex="normal"/>
    </style:style>
    <style:style style:name="P42" style:family="paragraph" style:parent-style-name="Standard">
      <style:paragraph-properties fo:text-align="center" style:justify-single-word="false"/>
      <style:text-properties fo:font-size="16pt" fo:font-weight="bold" officeooo:rsid="0067e884" officeooo:paragraph-rsid="0067e884" style:font-size-asian="16pt" style:font-weight-asian="bold" style:font-size-complex="16pt" style:font-weight-complex="bold"/>
    </style:style>
    <style:style style:name="P43" style:family="paragraph" style:parent-style-name="Standard">
      <style:paragraph-properties fo:margin-left="0.4925in" fo:margin-right="0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P44" style:family="paragraph" style:parent-style-name="Standard">
      <style:paragraph-properties fo:margin-left="0.4925in" fo:margin-right="0in" fo:text-align="justify" style:justify-single-word="false" fo:text-indent="0in" style:auto-text-indent="false"/>
      <style:text-properties fo:font-style="italic" fo:font-weight="bold" officeooo:rsid="004a9a4b" officeooo:paragraph-rsid="004a9a4b" style:font-style-asian="italic" style:font-weight-asian="bold" style:font-style-complex="italic" style:font-weight-complex="bold"/>
    </style:style>
    <style:style style:name="P45" style:family="paragraph" style:parent-style-name="Standard">
      <style:paragraph-properties fo:margin-left="0.4925in" fo:margin-right="0in" fo:text-align="justify" style:justify-single-word="false" fo:text-indent="0in" style:auto-text-indent="false"/>
      <style:text-properties officeooo:paragraph-rsid="004a9a4b"/>
    </style:style>
    <style:style style:name="P46" style:family="paragraph" style:parent-style-name="Text_20_body">
      <style:paragraph-properties fo:text-align="justify" style:justify-single-word="false"/>
      <style:text-properties fo:font-weight="bold" officeooo:rsid="0039e5a5" officeooo:paragraph-rsid="0039e5a5" style:font-weight-asian="bold" style:font-weight-complex="bold"/>
    </style:style>
    <style:style style:name="P47" style:family="paragraph" style:parent-style-name="Text_20_body">
      <style:paragraph-properties fo:text-align="justify" style:justify-single-word="false"/>
      <style:text-properties fo:font-weight="bold" officeooo:rsid="003d6ec0" officeooo:paragraph-rsid="003d6ec0" style:font-weight-asian="bold" style:font-weight-complex="bold"/>
    </style:style>
    <style:style style:name="P48" style:family="paragraph" style:parent-style-name="Text_20_body">
      <style:paragraph-properties fo:text-align="justify" style:justify-single-word="false"/>
      <style:text-properties fo:font-weight="bold" officeooo:rsid="0041d7ce" officeooo:paragraph-rsid="0041d7ce" style:font-weight-asian="bold" style:font-weight-complex="bold"/>
    </style:style>
    <style:style style:name="P49" style:family="paragraph" style:parent-style-name="Text_20_body">
      <style:paragraph-properties fo:text-align="justify" style:justify-single-word="false"/>
      <style:text-properties officeooo:rsid="002e33df" officeooo:paragraph-rsid="002e33df"/>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rsid="002fb933" officeooo:paragraph-rsid="002fb933"/>
    </style:style>
    <style:style style:name="P52" style:family="paragraph" style:parent-style-name="Text_20_body">
      <style:paragraph-properties fo:text-align="justify" style:justify-single-word="false"/>
      <style:text-properties officeooo:rsid="002feed7" officeooo:paragraph-rsid="002feed7"/>
    </style:style>
    <style:style style:name="P53" style:family="paragraph" style:parent-style-name="Text_20_body">
      <style:paragraph-properties fo:text-align="justify" style:justify-single-word="false"/>
      <style:text-properties officeooo:rsid="00364716" officeooo:paragraph-rsid="00364716"/>
    </style:style>
    <style:style style:name="P54" style:family="paragraph" style:parent-style-name="Text_20_body">
      <style:paragraph-properties fo:text-align="center" style:justify-single-word="false"/>
      <style:text-properties fo:font-size="15pt" fo:font-style="normal" fo:font-weight="bold" officeooo:rsid="006aa9b7" officeooo:paragraph-rsid="006aa9b7" style:font-size-asian="15pt" style:font-style-asian="normal" style:font-weight-asian="bold" style:font-size-complex="15pt" style:font-style-complex="normal" style:font-weight-complex="bold"/>
    </style:style>
    <style:style style:name="P55" style:family="paragraph" style:parent-style-name="Text_20_body">
      <style:paragraph-properties fo:text-align="start" style:justify-single-word="false"/>
      <style:text-properties style:font-name="Liberation Serif" fo:font-size="12pt" fo:font-style="italic" fo:font-weight="bold" officeooo:rsid="006aa9b7" officeooo:paragraph-rsid="006aa9b7" style:font-size-asian="12pt" style:font-style-asian="italic" style:font-weight-asian="bold" style:font-size-complex="12pt" style:font-style-complex="italic" style:font-weight-complex="bold"/>
    </style:style>
    <style:style style:name="P56" style:family="paragraph" style:parent-style-name="Text_20_body">
      <style:paragraph-properties fo:text-align="start" style:justify-single-word="false"/>
      <style:text-properties style:font-name="Liberation Serif" fo:font-size="12pt" fo:font-style="italic" fo:font-weight="bold" officeooo:rsid="006ddf2b" officeooo:paragraph-rsid="006ddf2b" style:font-size-asian="12pt" style:font-style-asian="italic" style:font-weight-asian="bold" style:font-size-complex="12pt" style:font-style-complex="italic" style:font-weight-complex="bold"/>
    </style:style>
    <style:style style:name="P57" style:family="paragraph" style:parent-style-name="Text_20_body">
      <style:paragraph-properties fo:text-align="start" style:justify-single-word="false"/>
      <style:text-properties style:font-name="Liberation Serif" fo:font-size="12pt" fo:font-style="italic" fo:font-weight="normal" officeooo:rsid="006aa9b7" officeooo:paragraph-rsid="006aa9b7" style:font-size-asian="12pt" style:font-style-asian="italic" style:font-weight-asian="normal" style:font-size-complex="12pt" style:font-style-complex="italic" style:font-weight-complex="normal"/>
    </style:style>
    <style:style style:name="P58" style:family="paragraph" style:parent-style-name="Text_20_body">
      <style:paragraph-properties fo:text-align="start" style:justify-single-word="false"/>
      <style:text-properties style:font-name="Liberation Serif" fo:font-size="12pt" fo:font-style="italic" fo:font-weight="normal" officeooo:rsid="006c8ee0" officeooo:paragraph-rsid="006c8ee0" style:font-size-asian="12pt" style:font-style-asian="italic" style:font-weight-asian="normal" style:font-size-complex="12pt" style:font-style-complex="italic" style:font-weight-complex="normal"/>
    </style:style>
    <style:style style:name="P59" style:family="paragraph" style:parent-style-name="Text_20_body">
      <style:paragraph-properties fo:text-align="start" style:justify-single-word="false"/>
      <style:text-properties style:font-name="Liberation Serif" fo:font-size="12pt" fo:font-style="italic" fo:font-weight="normal" officeooo:rsid="006d48ba" officeooo:paragraph-rsid="006d48ba" style:font-size-asian="12pt" style:font-style-asian="italic" style:font-weight-asian="normal" style:font-size-complex="12pt" style:font-style-complex="italic" style:font-weight-complex="normal"/>
    </style:style>
    <style:style style:name="P60" style:family="paragraph" style:parent-style-name="Text_20_body">
      <style:paragraph-properties fo:text-align="justify" style:justify-single-word="false"/>
      <style:text-properties style:font-name="Liberation Serif" fo:font-style="italic" fo:font-weight="normal" officeooo:rsid="005c7886" officeooo:paragraph-rsid="006a63d6" style:font-style-asian="italic" style:font-weight-asian="normal" style:font-style-complex="italic" style:font-weight-complex="normal"/>
    </style:style>
    <style:style style:name="P61" style:family="paragraph" style:parent-style-name="Text_20_body">
      <style:paragraph-properties fo:text-align="start" style:justify-single-word="false"/>
      <style:text-properties style:font-name="Liberation Serif" fo:font-size="15pt" fo:font-style="normal" fo:font-weight="bold" officeooo:rsid="006aa9b7" officeooo:paragraph-rsid="006aa9b7" style:font-size-asian="15pt" style:font-style-asian="normal" style:font-weight-asian="bold" style:font-size-complex="15pt" style:font-style-complex="normal" style:font-weight-complex="bold"/>
    </style:style>
    <style:style style:name="P62" style:family="paragraph" style:parent-style-name="Standard" style:list-style-name="L1">
      <style:paragraph-properties fo:text-align="justify" style:justify-single-word="false"/>
      <style:text-properties officeooo:rsid="001675a7" officeooo:paragraph-rsid="001675a7"/>
    </style:style>
    <style:style style:name="P63" style:family="paragraph" style:parent-style-name="Standard" style:list-style-name="L1">
      <style:paragraph-properties fo:text-align="justify" style:justify-single-word="false"/>
      <style:text-properties officeooo:rsid="001675a7" officeooo:paragraph-rsid="00377c2b"/>
    </style:style>
    <style:style style:name="P64" style:family="paragraph" style:parent-style-name="Standard" style:list-style-name="L1">
      <style:paragraph-properties fo:text-align="justify" style:justify-single-word="false"/>
      <style:text-properties officeooo:rsid="001675a7" officeooo:paragraph-rsid="0019bc1b"/>
    </style:style>
    <style:style style:name="P65" style:family="paragraph" style:parent-style-name="Standard" style:list-style-name="L1">
      <style:paragraph-properties fo:text-align="justify" style:justify-single-word="false"/>
      <style:text-properties officeooo:rsid="0038ea93" officeooo:paragraph-rsid="0038ea93"/>
    </style:style>
    <style:style style:name="P66" style:family="paragraph" style:parent-style-name="Standard" style:list-style-name="L1">
      <style:paragraph-properties fo:text-align="justify" style:justify-single-word="false"/>
    </style:style>
    <style:style style:name="P67" style:family="paragraph" style:parent-style-name="Standard" style:list-style-name="L1">
      <style:paragraph-properties fo:text-align="justify" style:justify-single-word="false"/>
      <style:text-properties officeooo:paragraph-rsid="001675a7"/>
    </style:style>
    <style:style style:name="P68" style:family="paragraph" style:parent-style-name="Standard" style:list-style-name="L1">
      <style:paragraph-properties fo:text-align="justify" style:justify-single-word="false"/>
      <style:text-properties officeooo:paragraph-rsid="0021f97e"/>
    </style:style>
    <style:style style:name="P69" style:family="paragraph" style:parent-style-name="Standard" style:list-style-name="L4">
      <style:paragraph-properties fo:text-align="justify" style:justify-single-word="false"/>
      <style:text-properties officeooo:paragraph-rsid="00455f66"/>
    </style:style>
    <style:style style:name="P70" style:family="paragraph" style:parent-style-name="Standard" style:list-style-name="L5">
      <style:paragraph-properties fo:text-align="justify" style:justify-single-word="false"/>
      <style:text-properties officeooo:paragraph-rsid="00443fcc"/>
    </style:style>
    <style:style style:name="P71" style:family="paragraph" style:parent-style-name="Standard" style:list-style-name="L6">
      <style:paragraph-properties fo:text-align="justify" style:justify-single-word="false"/>
      <style:text-properties officeooo:paragraph-rsid="00443fcc"/>
    </style:style>
    <style:style style:name="P72" style:family="paragraph" style:parent-style-name="Standard" style:list-style-name="L7">
      <style:paragraph-properties fo:text-align="justify" style:justify-single-word="false"/>
      <style:text-properties officeooo:paragraph-rsid="00457cf5"/>
    </style:style>
    <style:style style:name="P73" style:family="paragraph" style:parent-style-name="Standard" style:list-style-name="L8">
      <style:paragraph-properties fo:text-align="justify" style:justify-single-word="false"/>
      <style:text-properties officeooo:paragraph-rsid="004a401a"/>
    </style:style>
    <style:style style:name="P74" style:family="paragraph" style:parent-style-name="Standard" style:list-style-name="L9">
      <style:paragraph-properties fo:text-align="justify" style:justify-single-word="false"/>
      <style:text-properties officeooo:paragraph-rsid="004a401a"/>
    </style:style>
    <style:style style:name="P75" style:family="paragraph" style:parent-style-name="Standard" style:list-style-name="L10">
      <style:paragraph-properties fo:text-align="justify" style:justify-single-word="false"/>
      <style:text-properties officeooo:paragraph-rsid="004a9a4b"/>
    </style:style>
    <style:style style:name="P76" style:family="paragraph" style:parent-style-name="Standard" style:list-style-name="L12">
      <style:paragraph-properties fo:text-align="justify" style:justify-single-word="false"/>
      <style:text-properties officeooo:paragraph-rsid="005de8f1"/>
    </style:style>
    <style:style style:name="P77" style:family="paragraph" style:parent-style-name="Standard" style:list-style-name="L13">
      <style:paragraph-properties fo:text-align="justify" style:justify-single-word="false"/>
      <style:text-properties officeooo:paragraph-rsid="005c1415"/>
    </style:style>
    <style:style style:name="P78" style:family="paragraph" style:parent-style-name="Standard" style:list-style-name="L13">
      <style:paragraph-properties fo:text-align="justify" style:justify-single-word="false"/>
      <style:text-properties officeooo:paragraph-rsid="005c7886"/>
    </style:style>
    <style:style style:name="P79" style:family="paragraph" style:parent-style-name="Standard" style:list-style-name="L14">
      <style:paragraph-properties fo:text-align="justify" style:justify-single-word="false"/>
      <style:text-properties officeooo:paragraph-rsid="005c1415"/>
    </style:style>
    <style:style style:name="P80" style:family="paragraph" style:parent-style-name="Standard" style:list-style-name="L1">
      <style:paragraph-properties fo:text-align="justify" style:justify-single-word="false"/>
      <style:text-properties officeooo:rsid="003d6ec0" officeooo:paragraph-rsid="003d6ec0"/>
    </style:style>
    <style:style style:name="P81" style:family="paragraph" style:parent-style-name="Standard" style:list-style-name="L1">
      <style:paragraph-properties fo:text-align="justify" style:justify-single-word="false"/>
      <style:text-properties fo:font-weight="bold" officeooo:rsid="003f7060" officeooo:paragraph-rsid="003f7060" style:font-weight-asian="bold" style:font-weight-complex="bold"/>
    </style:style>
    <style:style style:name="P82" style:family="paragraph" style:parent-style-name="Standard" style:list-style-name="L4">
      <style:paragraph-properties fo:text-align="justify" style:justify-single-word="false"/>
      <style:text-properties fo:font-weight="bold" officeooo:rsid="00455f66" officeooo:paragraph-rsid="00455f66" style:font-weight-asian="bold" style:font-weight-complex="bold"/>
    </style:style>
    <style:style style:name="P83" style:family="paragraph" style:parent-style-name="Standard" style:list-style-name="L11">
      <style:paragraph-properties fo:text-align="justify" style:justify-single-word="false"/>
      <style:text-properties fo:font-weight="bold" officeooo:rsid="00504c62" officeooo:paragraph-rsid="00504c62" style:font-weight-asian="bold" style:font-weight-complex="bold"/>
    </style:style>
    <style:style style:name="P84" style:family="paragraph" style:parent-style-name="Standard" style:list-style-name="L11">
      <style:paragraph-properties fo:text-align="justify" style:justify-single-word="false"/>
      <style:text-properties fo:font-weight="bold" officeooo:rsid="005de8f1" officeooo:paragraph-rsid="005de8f1" style:font-weight-asian="bold" style:font-weight-complex="bold"/>
    </style:style>
    <style:style style:name="P85" style:family="paragraph" style:parent-style-name="Standard" style:list-style-name="L12">
      <style:paragraph-properties fo:text-align="justify" style:justify-single-word="false"/>
      <style:text-properties fo:font-weight="bold" officeooo:rsid="0056b622" officeooo:paragraph-rsid="0056b622" style:font-weight-asian="bold" style:font-weight-complex="bold"/>
    </style:style>
    <style:style style:name="P86" style:family="paragraph" style:parent-style-name="Standard" style:list-style-name="L1">
      <style:paragraph-properties fo:text-align="justify" style:justify-single-word="false"/>
      <style:text-properties officeooo:rsid="003dcf3b" officeooo:paragraph-rsid="003dcf3b"/>
    </style:style>
    <style:style style:name="P87" style:family="paragraph" style:parent-style-name="Standard" style:list-style-name="L1">
      <style:paragraph-properties fo:text-align="justify" style:justify-single-word="false"/>
      <style:text-properties fo:font-weight="normal" officeooo:rsid="003f9ec0" officeooo:paragraph-rsid="003f9ec0" style:font-weight-asian="normal" style:font-weight-complex="normal"/>
    </style:style>
    <style:style style:name="P88" style:family="paragraph" style:parent-style-name="Standard" style:list-style-name="L1">
      <style:paragraph-properties fo:text-align="justify" style:justify-single-word="false"/>
      <style:text-properties officeooo:rsid="00181d17" officeooo:paragraph-rsid="00181d17"/>
    </style:style>
    <style:style style:name="P89" style:family="paragraph" style:parent-style-name="Standard" style:list-style-name="L1">
      <style:paragraph-properties fo:text-align="justify" style:justify-single-word="false"/>
      <style:text-properties officeooo:rsid="00203813" officeooo:paragraph-rsid="00203813"/>
    </style:style>
    <style:style style:name="P90" style:family="paragraph" style:parent-style-name="Standard" style:list-style-name="L1">
      <style:paragraph-properties fo:text-align="justify" style:justify-single-word="false"/>
      <style:text-properties officeooo:rsid="001cae45" officeooo:paragraph-rsid="001cae45"/>
    </style:style>
    <style:style style:name="P91" style:family="paragraph" style:parent-style-name="Standard" style:list-style-name="L1">
      <style:paragraph-properties fo:text-align="justify" style:justify-single-word="false"/>
      <style:text-properties officeooo:rsid="0021f97e" officeooo:paragraph-rsid="0021f97e"/>
    </style:style>
    <style:style style:name="P92" style:family="paragraph" style:parent-style-name="Standard" style:list-style-name="L1">
      <style:paragraph-properties fo:text-align="justify" style:justify-single-word="false"/>
      <style:text-properties officeooo:rsid="002a0a16" officeooo:paragraph-rsid="002a0a16"/>
    </style:style>
    <style:style style:name="P93" style:family="paragraph" style:parent-style-name="Standard" style:list-style-name="L1">
      <style:paragraph-properties fo:text-align="justify" style:justify-single-word="false"/>
      <style:text-properties officeooo:rsid="002b23f0" officeooo:paragraph-rsid="002b23f0"/>
    </style:style>
    <style:style style:name="P94" style:family="paragraph" style:parent-style-name="Standard" style:list-style-name="L1">
      <style:paragraph-properties fo:text-align="justify" style:justify-single-word="false"/>
      <style:text-properties officeooo:rsid="002c9c16" officeooo:paragraph-rsid="002c9c16"/>
    </style:style>
    <style:style style:name="P95" style:family="paragraph" style:parent-style-name="Standard" style:list-style-name="L1">
      <style:paragraph-properties fo:text-align="justify" style:justify-single-word="false"/>
      <style:text-properties officeooo:rsid="002d19ee" officeooo:paragraph-rsid="002e33df"/>
    </style:style>
    <style:style style:name="P96" style:family="paragraph" style:parent-style-name="Standard" style:list-style-name="L4">
      <style:paragraph-properties fo:text-align="justify" style:justify-single-word="false"/>
      <style:text-properties fo:font-style="italic" fo:font-weight="normal" officeooo:rsid="00455f66" officeooo:paragraph-rsid="00455f66" style:font-style-asian="italic" style:font-weight-asian="normal" style:font-style-complex="italic" style:font-weight-complex="normal"/>
    </style:style>
    <style:style style:name="P97" style:family="paragraph" style:parent-style-name="Standard" style:list-style-name="L9">
      <style:paragraph-properties fo:text-align="justify" style:justify-single-word="false"/>
      <style:text-properties fo:font-style="italic" fo:font-weight="bold" officeooo:rsid="004a401a" officeooo:paragraph-rsid="004a401a" style:font-style-asian="italic" style:font-weight-asian="bold" style:font-style-complex="italic" style:font-weight-complex="bold"/>
    </style:style>
    <style:style style:name="P98" style:family="paragraph" style:parent-style-name="Standard" style:list-style-name="L12">
      <style:paragraph-properties fo:text-align="justify" style:justify-single-word="false"/>
      <style:text-properties officeooo:rsid="004faddb" officeooo:paragraph-rsid="004faddb"/>
    </style:style>
    <style:style style:name="P99" style:family="paragraph" style:parent-style-name="Standard" style:list-style-name="L12">
      <style:paragraph-properties fo:text-align="justify" style:justify-single-word="false"/>
      <style:text-properties officeooo:rsid="00504c62" officeooo:paragraph-rsid="00504c62"/>
    </style:style>
    <style:style style:name="P100" style:family="paragraph" style:parent-style-name="Standard" style:list-style-name="L12">
      <style:paragraph-properties fo:text-align="justify" style:justify-single-word="false"/>
      <style:text-properties officeooo:rsid="00520c51" officeooo:paragraph-rsid="00520c51"/>
    </style:style>
    <style:style style:name="P101" style:family="paragraph" style:parent-style-name="Text_20_body" style:list-style-name="L2">
      <style:paragraph-properties fo:text-align="justify" style:justify-single-word="false"/>
    </style:style>
    <style:style style:name="P102" style:family="paragraph" style:parent-style-name="Text_20_body" style:list-style-name="L3">
      <style:paragraph-properties fo:text-align="justify" style:justify-single-word="false"/>
    </style:style>
    <style:style style:name="P103" style:family="paragraph" style:parent-style-name="Text_20_body" style:list-style-name="L15">
      <style:paragraph-properties fo:text-align="justify" style:justify-single-word="false"/>
      <style:text-properties officeooo:paragraph-rsid="006a63d6"/>
    </style:style>
    <style:style style:name="P104" style:family="paragraph" style:parent-style-name="Text_20_body" style:list-style-name="L2">
      <style:paragraph-properties fo:margin-top="0in" fo:margin-bottom="0in" loext:contextual-spacing="false" fo:text-align="justify" style:justify-single-word="false"/>
    </style:style>
    <style:style style:name="P105" style:family="paragraph" style:parent-style-name="Text_20_body" style:list-style-name="L3">
      <style:paragraph-properties fo:margin-top="0in" fo:margin-bottom="0in" loext:contextual-spacing="false" fo:text-align="justify" style:justify-single-word="false"/>
    </style:style>
    <style:style style:name="T1" style:family="text">
      <style:text-properties officeooo:rsid="001675a7"/>
    </style:style>
    <style:style style:name="T2" style:family="text">
      <style:text-properties officeooo:rsid="00181d17"/>
    </style:style>
    <style:style style:name="T3" style:family="text">
      <style:text-properties officeooo:rsid="0019bc1b"/>
    </style:style>
    <style:style style:name="T4" style:family="text">
      <style:text-properties officeooo:rsid="001b7f0b"/>
    </style:style>
    <style:style style:name="T5" style:family="text">
      <style:text-properties officeooo:rsid="001bd71f"/>
    </style:style>
    <style:style style:name="T6" style:family="text">
      <style:text-properties officeooo:rsid="001ea35f"/>
    </style:style>
    <style:style style:name="T7" style:family="text">
      <style:text-properties officeooo:rsid="0021f97e"/>
    </style:style>
    <style:style style:name="T8" style:family="text">
      <style:text-properties officeooo:rsid="00222127"/>
    </style:style>
    <style:style style:name="T9" style:family="text">
      <style:text-properties officeooo:rsid="00241684"/>
    </style:style>
    <style:style style:name="T10" style:family="text">
      <style:text-properties officeooo:rsid="0026b4f4"/>
    </style:style>
    <style:style style:name="T11" style:family="text">
      <style:text-properties officeooo:rsid="002e33df"/>
    </style:style>
    <style:style style:name="T12" style:family="text">
      <style:text-properties officeooo:rsid="00349dd1"/>
    </style:style>
    <style:style style:name="T13" style:family="text">
      <style:text-properties officeooo:rsid="00377c2b"/>
    </style:style>
    <style:style style:name="T14" style:family="text">
      <style:text-properties fo:color="#009bd8"/>
    </style:style>
    <style:style style:name="T15" style:family="text">
      <style:text-properties fo:color="#009bd8" style:font-name="JetBrainsMonoNL,1"/>
    </style:style>
    <style:style style:name="T16" style:family="text">
      <style:text-properties fo:color="#ffffff"/>
    </style:style>
    <style:style style:name="T17" style:family="text">
      <style:text-properties fo:color="#ffffff" style:font-name="JetBrainsMonoNL,1"/>
    </style:style>
    <style:style style:name="T18" style:family="text">
      <style:text-properties fo:color="#dcdcdc"/>
    </style:style>
    <style:style style:name="T19" style:family="text">
      <style:text-properties fo:color="#dcdcdc" style:font-name="JetBrainsMonoNL,1"/>
    </style:style>
    <style:style style:name="T20" style:family="text">
      <style:text-properties fo:color="#dc4d8b"/>
    </style:style>
    <style:style style:name="T21" style:family="text">
      <style:text-properties fo:color="#dc4d8b" style:font-name="JetBrainsMonoNL,1"/>
    </style:style>
    <style:style style:name="T22" style:family="text">
      <style:text-properties officeooo:rsid="003d6ec0"/>
    </style:style>
    <style:style style:name="T23" style:family="text">
      <style:text-properties fo:font-weight="normal" style:font-weight-asian="normal" style:font-weight-complex="normal"/>
    </style:style>
    <style:style style:name="T24" style:family="text">
      <style:text-properties fo:font-weight="normal" officeooo:rsid="00443fcc" style:font-weight-asian="normal" style:font-weight-complex="normal"/>
    </style:style>
    <style:style style:name="T25" style:family="text">
      <style:text-properties fo:font-weight="normal" officeooo:rsid="004a401a" style:font-weight-asian="normal" style:font-weight-complex="normal"/>
    </style:style>
    <style:style style:name="T26" style:family="text">
      <style:text-properties fo:font-weight="normal" officeooo:rsid="00654a74" style:font-weight-asian="normal" style:font-weight-complex="normal"/>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04a9a4b" style:font-style-asian="italic" style:font-style-complex="italic"/>
    </style:style>
    <style:style style:name="T30" style:family="text">
      <style:text-properties fo:font-style="italic" officeooo:rsid="005c1415"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455f66" style:font-style-asian="italic" style:font-weight-asian="bold" style:font-style-complex="italic" style:font-weight-complex="bold"/>
    </style:style>
    <style:style style:name="T33" style:family="text">
      <style:text-properties fo:font-style="italic" fo:font-weight="bold" officeooo:rsid="00443fcc" style:font-style-asian="italic" style:font-weight-asian="bold" style:font-style-complex="italic" style:font-weight-complex="bold"/>
    </style:style>
    <style:style style:name="T34" style:family="text">
      <style:text-properties fo:font-style="italic" fo:font-weight="bold" officeooo:rsid="00457cf5" style:font-style-asian="italic" style:font-weight-asian="bold" style:font-style-complex="italic" style:font-weight-complex="bold"/>
    </style:style>
    <style:style style:name="T35" style:family="text">
      <style:text-properties fo:font-style="italic" fo:font-weight="bold" officeooo:rsid="004a401a" style:font-style-asian="italic" style:font-weight-asian="bold" style:font-style-complex="italic" style:font-weight-complex="bold"/>
    </style:style>
    <style:style style:name="T36" style:family="text">
      <style:text-properties fo:font-style="italic" fo:font-weight="bold" officeooo:rsid="004a9a4b" style:font-style-asian="italic" style:font-weight-asian="bold" style:font-style-complex="italic" style:font-weight-complex="bold"/>
    </style:style>
    <style:style style:name="T37" style:family="text">
      <style:text-properties fo:font-style="italic" fo:font-weight="bold" officeooo:rsid="005c7886" style:font-style-asian="italic" style:font-weight-asian="bold" style:font-style-complex="italic" style:font-weight-complex="bold"/>
    </style:style>
    <style:style style:name="T38" style:family="text">
      <style:text-properties fo:font-style="italic" fo:font-weight="bold" officeooo:rsid="0057e750" style:font-style-asian="italic" style:font-weight-asian="bold" style:font-style-complex="italic" style:font-weight-complex="bold"/>
    </style:style>
    <style:style style:name="T39" style:family="text">
      <style:text-properties fo:font-style="italic" fo:font-weight="bold" officeooo:rsid="005de8f1" style:font-style-asian="italic" style:font-weight-asian="bold" style:font-style-complex="italic" style:font-weight-complex="bold"/>
    </style:style>
    <style:style style:name="T40" style:family="text">
      <style:text-properties fo:font-style="italic" fo:font-weight="bold" officeooo:rsid="005c1415" style:font-style-asian="italic" style:font-weight-asian="bold" style:font-style-complex="italic" style:font-weight-complex="bold"/>
    </style:style>
    <style:style style:name="T41" style:family="text">
      <style:text-properties fo:font-style="italic" fo:font-weight="bold" officeooo:rsid="0063989d" style:font-style-asian="italic" style:font-weight-asian="bold" style:font-style-complex="italic" style:font-weight-complex="bold"/>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443fcc" style:font-style-asian="italic" style:font-weight-asian="normal" style:font-style-complex="italic" style:font-weight-complex="normal"/>
    </style:style>
    <style:style style:name="T44" style:family="text">
      <style:text-properties fo:font-style="italic" fo:font-weight="normal" officeooo:rsid="00455f66" style:font-style-asian="italic" style:font-weight-asian="normal" style:font-style-complex="italic" style:font-weight-complex="normal"/>
    </style:style>
    <style:style style:name="T45" style:family="text">
      <style:text-properties fo:font-style="italic" fo:font-weight="normal" officeooo:rsid="00457cf5" style:font-style-asian="italic" style:font-weight-asian="normal" style:font-style-complex="italic" style:font-weight-complex="normal"/>
    </style:style>
    <style:style style:name="T46" style:family="text">
      <style:text-properties fo:font-style="italic" fo:font-weight="normal" officeooo:rsid="004a401a" style:font-style-asian="italic" style:font-weight-asian="normal" style:font-style-complex="italic" style:font-weight-complex="normal"/>
    </style:style>
    <style:style style:name="T47" style:family="text">
      <style:text-properties fo:font-style="italic" fo:font-weight="normal" officeooo:rsid="004a9a4b" style:font-style-asian="italic" style:font-weight-asian="normal" style:font-style-complex="italic" style:font-weight-complex="normal"/>
    </style:style>
    <style:style style:name="T48" style:family="text">
      <style:text-properties fo:font-style="italic" fo:font-weight="normal" officeooo:rsid="00540524" style:font-style-asian="italic" style:font-weight-asian="normal" style:font-style-complex="italic" style:font-weight-complex="normal"/>
    </style:style>
    <style:style style:name="T49" style:family="text">
      <style:text-properties fo:font-style="italic" fo:font-weight="normal" officeooo:rsid="0057e750" style:font-style-asian="italic" style:font-weight-asian="normal" style:font-style-complex="italic" style:font-weight-complex="normal"/>
    </style:style>
    <style:style style:name="T50" style:family="text">
      <style:text-properties fo:font-style="italic" fo:font-weight="normal" officeooo:rsid="005c7886" style:font-style-asian="italic" style:font-weight-asian="normal" style:font-style-complex="italic" style:font-weight-complex="normal"/>
    </style:style>
    <style:style style:name="T51" style:family="text">
      <style:text-properties fo:font-style="italic" fo:font-weight="normal" officeooo:rsid="005de8f1" style:font-style-asian="italic" style:font-weight-asian="normal" style:font-style-complex="italic" style:font-weight-complex="normal"/>
    </style:style>
    <style:style style:name="T52" style:family="text">
      <style:text-properties fo:font-style="italic" fo:font-weight="normal" officeooo:rsid="005c1415" style:font-style-asian="italic" style:font-weight-asian="normal" style:font-style-complex="italic" style:font-weight-complex="normal"/>
    </style:style>
    <style:style style:name="T53" style:family="text">
      <style:text-properties fo:font-style="italic" fo:font-weight="normal" officeooo:rsid="0063989d" style:font-style-asian="italic" style:font-weight-asian="normal" style:font-style-complex="italic"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style:font-name="FreeMono" fo:font-style="normal" fo:font-weight="bold" officeooo:rsid="00457cf5" style:font-style-asian="normal" style:font-weight-asian="bold" style:font-style-complex="normal" style:font-weight-complex="bold"/>
    </style:style>
    <style:style style:name="T56" style:family="text">
      <style:text-properties style:font-name="FreeMono" fo:font-style="italic" fo:font-weight="bold" officeooo:rsid="00457cf5" style:font-style-asian="italic" style:font-weight-asian="bold" style:font-style-complex="italic" style:font-weight-complex="bold"/>
    </style:style>
    <style:style style:name="T57" style:family="text">
      <style:text-properties style:font-name="Liberation Serif"/>
    </style:style>
    <style:style style:name="T58" style:family="text">
      <style:text-properties style:font-name="Liberation Serif" fo:font-style="italic" fo:font-weight="normal" officeooo:rsid="00457cf5" style:font-style-asian="italic" style:font-weight-asian="normal" style:font-style-complex="italic" style:font-weight-complex="normal"/>
    </style:style>
    <style:style style:name="T59" style:family="text">
      <style:text-properties style:font-name="Liberation Serif" fo:font-style="italic" fo:font-weight="normal" officeooo:rsid="0058d6f3" style:font-style-asian="italic" style:font-weight-asian="normal" style:font-style-complex="italic" style:font-weight-complex="normal"/>
    </style:style>
    <style:style style:name="T60" style:family="text">
      <style:text-properties style:font-name="Liberation Serif" fo:font-style="italic" fo:font-weight="normal" officeooo:rsid="005c7886" style:font-style-asian="italic" style:font-weight-asian="normal" style:font-style-complex="italic" style:font-weight-complex="normal"/>
    </style:style>
    <style:style style:name="T61" style:family="text">
      <style:text-properties style:font-name="Liberation Serif" fo:font-style="italic" fo:font-weight="bold" style:font-style-asian="italic" style:font-weight-asian="bold" style:font-style-complex="italic" style:font-weight-complex="bold"/>
    </style:style>
    <style:style style:name="T62" style:family="text">
      <style:text-properties style:font-name="Liberation Serif" fo:font-style="italic" fo:font-weight="bold" officeooo:rsid="00457cf5" style:font-style-asian="italic" style:font-weight-asian="bold" style:font-style-complex="italic" style:font-weight-complex="bold"/>
    </style:style>
    <style:style style:name="T63" style:family="text">
      <style:text-properties style:font-name="Liberation Serif" fo:font-style="italic" fo:font-weight="bold" officeooo:rsid="0058d6f3" style:font-style-asian="italic" style:font-weight-asian="bold" style:font-style-complex="italic" style:font-weight-complex="bold"/>
    </style:style>
    <style:style style:name="T64" style:family="text">
      <style:text-properties style:font-name="Liberation Serif" fo:font-style="italic" fo:font-weight="bold" officeooo:rsid="005c1415" style:font-style-asian="italic" style:font-weight-asian="bold" style:font-style-complex="italic" style:font-weight-complex="bold"/>
    </style:style>
    <style:style style:name="T65" style:family="text">
      <style:text-properties style:font-name="Liberation Serif" fo:font-style="italic" fo:font-weight="bold" officeooo:rsid="005c7886" style:font-style-asian="italic" style:font-weight-asian="bold" style:font-style-complex="italic" style:font-weight-complex="bold"/>
    </style:style>
    <style:style style:name="T66" style:family="text">
      <style:text-properties style:font-name="Liberation Serif" officeooo:rsid="005c7886"/>
    </style:style>
    <style:style style:name="T67" style:family="text">
      <style:text-properties officeooo:rsid="005c1415"/>
    </style:style>
    <style:style style:name="T68" style:family="text">
      <style:text-properties officeooo:rsid="004a401a"/>
    </style:style>
    <style:style style:name="T69" style:family="text">
      <style:text-properties officeooo:rsid="00654a74"/>
    </style:style>
    <style:style style:name="T70" style:family="text">
      <style:text-properties officeooo:rsid="00443fcc"/>
    </style:style>
    <style:style style:name="T71" style:family="text">
      <style:text-properties style:font-name="JetBrainsMonoNL,1"/>
    </style:style>
    <style:style style:name="T72" style:family="text">
      <style:text-properties fo:color="#00c53b" style:font-name="JetBrainsMonoNL,1"/>
    </style:style>
    <style:style style:name="T73" style:family="text">
      <style:text-properties officeooo:rsid="006ff0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ython Dasa/Introducing</text:p>
      <text:p text:style-name="P9"/>
      <text:list xml:id="list149560218" text:style-name="L1">
        <text:list-item>
          <text:p text:style-name="P62">Input Output</text:p>
        </text:list-item>
        <text:list-item>
          <text:p text:style-name="P62">Variabel</text:p>
        </text:list-item>
        <text:list-item>
          <text:p text:style-name="P62">Tipe Data</text:p>
          <text:list>
            <text:list-item>
              <text:p text:style-name="P62">Majemuk</text:p>
              <text:list>
                <text:list-item>
                  <text:p text:style-name="P62">List</text:p>
                </text:list-item>
                <text:list-item>
                  <text:p text:style-name="P62">Dict</text:p>
                </text:list-item>
                <text:list-item>
                  <text:p text:style-name="P62">Set</text:p>
                </text:list-item>
                <text:list-item>
                  <text:p text:style-name="P62">Tuple</text:p>
                </text:list-item>
                <text:list-item>
                  <text:p text:style-name="P62">Dst.</text:p>
                </text:list-item>
              </text:list>
            </text:list-item>
            <text:list-item>
              <text:p text:style-name="P62">Non Majemuk</text:p>
              <text:list>
                <text:list-item>
                  <text:p text:style-name="P62">String</text:p>
                </text:list-item>
                <text:list-item>
                  <text:p text:style-name="P62">Integer</text:p>
                </text:list-item>
                <text:list-item>
                  <text:p text:style-name="P62">Float</text:p>
                </text:list-item>
                <text:list-item>
                  <text:p text:style-name="P62">Boolean</text:p>
                </text:list-item>
                <text:list-item>
                  <text:p text:style-name="P62">Complex</text:p>
                </text:list-item>
                <text:list-item>
                  <text:p text:style-name="P62">Dst.</text:p>
                </text:list-item>
              </text:list>
            </text:list-item>
          </text:list>
        </text:list-item>
        <text:list-item>
          <text:p text:style-name="P65">Operator</text:p>
          <text:list>
            <text:list-item>
              <text:p text:style-name="P65">logika</text:p>
              <text:list>
                <text:list-item>
                  <text:p text:style-name="P65">not</text:p>
                </text:list-item>
                <text:list-item>
                  <text:p text:style-name="P65">or</text:p>
                </text:list-item>
                <text:list-item>
                  <text:p text:style-name="P65">and</text:p>
                </text:list-item>
              </text:list>
            </text:list-item>
          </text:list>
        </text:list-item>
        <text:list-item>
          <text:p text:style-name="P62">Function, Parameter, Return</text:p>
        </text:list-item>
        <text:list-item>
          <text:p text:style-name="P67"><text:span text:style-name="T1">Class, Module, Object, OO, Inheritance, </text:span><text:span text:style-name="T10">Instance</text:span></text:p>
        </text:list-item>
      </text:list>
      <text:p text:style-name="P24"/>
      <text:p text:style-name="P14">INTERMEDIET PYTHON</text:p>
      <text:list xml:id="list54326553258174" text:continue-numbering="true" text:style-name="L1">
        <text:list-item>
          <text:p text:style-name="P62">Packages, Library</text:p>
          <text:list>
            <text:list-item>
              <text:p text:style-name="P62">Numpy</text:p>
              <text:list>
                <text:list-item>
                  <text:p text:style-name="P62">Array</text:p>
                  <text:list>
                    <text:list-item>
                      <text:p text:style-name="P63">.<text:span text:style-name="T13">logical_or(perbandingan1,perbandingan2)</text:span></text:p>
                    </text:list-item>
                    <text:list-item>
                      <text:p text:style-name="P63">.<text:span text:style-name="T13">logical_and(perbandingan1,perbandingan2)</text:span></text:p>
                    </text:list-item>
                    <text:list-item>
                      <text:p text:style-name="P63">.<text:span text:style-name="T13">logical_not(perbandingan1,perbandingan2)</text:span></text:p>
                    </text:list-item>
                    <text:list-item>
                      <text:p text:style-name="P80">Looping dengan function .nditer()</text:p>
                    </text:list-item>
                    <text:list-item>
                      <text:p text:style-name="P81">Random</text:p>
                      <text:list>
                        <text:list-item>
                          <text:p text:style-name="P86">np.random.randint()</text:p>
                        </text:list-item>
                        <text:list-item>
                          <text:p text:style-name="P86">np.random.seed()</text:p>
                        </text:list-item>
                        <text:list-item>
                          <text:p text:style-name="P81">Random Walk</text:p>
                          <text:list>
                            <text:list-item>
                              <text:p text:style-name="P87"/>
                            </text:list-item>
                          </text:list>
                        </text:list-item>
                      </text:list>
                    </text:list-item>
                  </text:list>
                </text:list-item>
                <text:list-item>
                  <text:p text:style-name="P62">Subsetting Array</text:p>
                </text:list-item>
                <text:list-item>
                  <text:p text:style-name="P62">Slicing and Dicing Array</text:p>
                </text:list-item>
              </text:list>
            </text:list-item>
            <text:list-item>
              <text:p text:style-name="P62">Matplotlib</text:p>
              <text:list>
                <text:list-item>
                  <text:p text:style-name="P88">Visualisasi Data</text:p>
                  <text:list>
                    <text:list-item>
                      <text:p text:style-name="P64">Plot<text:tab/>(x menggambarkan waktu)</text:p>
                    </text:list-item>
                    <text:list-item>
                      <text:p text:style-name="P64"><text:span text:style-name="T2">Histogram </text:span><text:span text:style-name="T3">(</text:span><text:span text:style-name="T5">to </text:span><text:span text:style-name="T4">get ide </text:span><text:span text:style-name="T3">distribusi data)</text:span></text:p>
                    </text:list-item>
                    <text:list-item>
                      <text:p text:style-name="P62">Scatter (korelasi antara 2 variabel)</text:p>
                      <text:list>
                        <text:list-item>
                          <text:p text:style-name="P89">Parameter : s=’for size’, c=’for color’, alpha=’for opacity’</text:p>
                        </text:list-item>
                      </text:list>
                    </text:list-item>
                    <text:list-item>
                      <text:p text:style-name="P62">Regression Plot/<text:span text:style-name="T12">x/y</text:span>regplot()</text:p>
                    </text:list-item>
                  </text:list>
                </text:list-item>
                <text:list-item>
                  <text:p text:style-name="P90">Customization</text:p>
                  <text:list>
                    <text:list-item>
                      <text:p text:style-name="P90">xscale, yscale (‘log’/’linear’/’syslog’)</text:p>
                    </text:list-item>
                    <text:list-item>
                      <text:p text:style-name="P90">xlabel, ylabel (‘Label)</text:p>
                    </text:list-item>
                    <text:list-item>
                      <text:p text:style-name="P90">title (‘Title Visualisasi’)</text:p>
                    </text:list-item>
                    <text:list-item>
                      <text:p text:style-name="P90"><text:soft-page-break/>ytick<text:span text:style-name="T6">s</text:span> ([0, 2, 4, 6, 8, 10]), &gt;&gt; y from 0 until 10</text:p>
                      <text:list>
                        <text:list-item>
                          <text:p text:style-name="P66">you could control the y-ticks by specifying two arguments: <text:span text:style-name="Source_20_Text">plt.yticks([0,1,2], ["one","two","three"]), In this example, the ticks corresponding to the numbers 0, 1 and 2 will be replaced by </text:span><text:span text:style-name="Source_20_Text"><text:span text:style-name="Emphasis">one</text:span></text:span><text:span text:style-name="Source_20_Text">, </text:span><text:span text:style-name="Source_20_Text"><text:span text:style-name="Emphasis">two</text:span></text:span><text:span text:style-name="Source_20_Text"> and </text:span><text:span text:style-name="Source_20_Text"><text:span text:style-name="Emphasis">three</text:span></text:span><text:span text:style-name="Source_20_Text">, </text:span></text:p>
                        </text:list-item>
                      </text:list>
                    </text:list-item>
                    <text:list-item>
                      <text:p text:style-name="P68"><text:span text:style-name="T7">text (to add text inside the plot), parameter : </text:span><text:bookmark text:name="codecell0"/>text(x, y, s, fontsize=12)</text:p>
                    </text:list-item>
                    <text:list-item>
                      <text:p text:style-name="P91">grid (<text:span text:style-name="T8">to make girdlines this useful with .text()) </text:span><text:span text:style-name="T9">with parameter : grid(True)</text:span></text:p>
                    </text:list-item>
                  </text:list>
                </text:list-item>
              </text:list>
            </text:list-item>
            <text:list-item>
              <text:p text:style-name="P92">Dictionary</text:p>
              <text:list>
                <text:list-item>
                  <text:p text:style-name="P80">Looping with method .items()</text:p>
                </text:list-item>
                <text:list-item>
                  <text:p text:style-name="P93">key dan value, var = {‘x’:’X’}</text:p>
                </text:list-item>
                <text:list-item>
                  <text:p text:style-name="P93">akses key dan value, var[‘x’]</text:p>
                </text:list-item>
                <text:list-item>
                  <text:p text:style-name="P94">key to be immutable object</text:p>
                </text:list-item>
                <text:list-item>
                  <text:p text:style-name="P95">Memahami dictionary di dalam dictionary, cara memanggil dengan braket berantai var = {‘marvel’:{‘hero’:‘hulk’, ‘popular’:1000000}}, cara memanggil dengan var[keys][keys], untuk menambahkan element var[keys] = {‘key’:’value’}</text:p>
                </text:list-item>
              </text:list>
            </text:list-item>
          </text:list>
        </text:list-item>
      </text:list>
      <text:p text:style-name="P34">PANDAS</text:p>
      <text:p text:style-name="P18"/>
      <text:p text:style-name="P49">Pandas is an open source library, providing high-performance, easy-to-use data structures and data analysis tools for Python. Sounds promising!</text:p>
      <text:p text:style-name="P50">The DataFrame is one of Pandas' most important data structures. It's basically a way to store tabular data where you can label the rows and the columns. One way to build a DataFrame is from a dictionary. <text:span text:style-name="T11">Seperti numpy tetapi numpy hanya bisa menampung 1 tipe data dengan pandas hal tersebut tidak menjadi masalah.</text:span></text:p>
      <text:p text:style-name="P50"/>
      <text:p text:style-name="P51">Parameter :</text:p>
      <text:p text:style-name="P51">index_col : index mana yang ingin kamu gunakan untuk dijadikan index</text:p>
      <text:p text:style-name="P51">function :</text:p>
      <text:p text:style-name="P51">read_csv : to read csv file</text:p>
      <text:p text:style-name="P51">index : to create index what do u want like pd.index = [‘US’, ‘IND’, ‘BRZ’]</text:p>
      <text:p text:style-name="P52">loc : untuk mengakses dengan menggunakan label indexnya, contoh : var.loc[[‘IND]]</text:p>
      <text:p text:style-name="P52">iloc : mengakses dengan menggunakan nilai indexnya var.iloc[[1]], diingat bahwa untuk mengakses data frame menggunakan array 2D [[baris, kolom]], [[: , 0:1]]</text:p>
      <text:p text:style-name="P46">Filtering pandas</text:p>
      <text:p text:style-name="P47">looping dengan method .iterrows()</text:p>
      <text:p text:style-name="P47">membuat field data baru dengan method .apply(len)</text:p>
      <text:p text:style-name="P52">“The single bracket version gives a Pandas Series, the double bracket version gives a Pandas DataFrame.”</text:p>
      <text:p text:style-name="P52"/>
      <text:p text:style-name="P53">Comparasion in data frame/array</text:p>
      <text:p text:style-name="P53">var[var[x &lt; y]] if this dataframe</text:p>
      <text:p text:style-name="P53"><text:soft-page-break/>var[x &lt; y] if this array</text:p>
      <text:p text:style-name="P34"/>
      <text:p text:style-name="P34"/>
      <text:p text:style-name="P10">tambahkan di jupyter</text:p>
      <text:p text:style-name="P29"># Import cars data</text:p>
      <text:p text:style-name="P26"><text:span text:style-name="T14">import</text:span> <text:span text:style-name="T16">pandas</text:span> <text:span text:style-name="T14">as</text:span> <text:span text:style-name="T16">pd</text:span></text:p>
      <text:p text:style-name="P26"><text:span text:style-name="T16">cars</text:span> = <text:span text:style-name="T16">pd</text:span>.<text:span text:style-name="T16">read_csv</text:span><text:span text:style-name="T18">(</text:span><text:span text:style-name="T20">'cars.csv'</text:span><text:span text:style-name="T18">,</text:span> <text:span text:style-name="T16">index_col</text:span> = <text:span text:style-name="T20">0</text:span><text:span text:style-name="T18">)</text:span></text:p>
      <text:p text:style-name="P23"/>
      <text:p text:style-name="P30"># Import numpy, you'll need this</text:p>
      <text:p text:style-name="P26"><text:span text:style-name="T14">import</text:span> <text:span text:style-name="T16">numpy</text:span> <text:span text:style-name="T14">as</text:span> <text:span text:style-name="T16">np</text:span></text:p>
      <text:p text:style-name="P23"/>
      <text:p text:style-name="P30"># Create medium: observations with cars_per_cap between 100 and 500</text:p>
      <text:p text:style-name="P26"><text:span text:style-name="T16">between</text:span> = <text:span text:style-name="T16">np</text:span>.<text:span text:style-name="T16">logical_and</text:span><text:span text:style-name="T18">(</text:span><text:span text:style-name="T16">cars</text:span><text:span text:style-name="T18">[</text:span><text:span text:style-name="T20">'cars_per_cap'</text:span><text:span text:style-name="T18">]</text:span> &gt; <text:span text:style-name="T20">100</text:span><text:span text:style-name="T18">,</text:span> <text:span text:style-name="T16">cars</text:span><text:span text:style-name="T18">[</text:span><text:span text:style-name="T20">'cars_per_cap'</text:span><text:span text:style-name="T18">]</text:span> &lt; <text:span text:style-name="T20">500</text:span><text:span text:style-name="T18">)</text:span></text:p>
      <text:p text:style-name="P23"/>
      <text:p text:style-name="P26"><text:span text:style-name="T16">medium</text:span> = <text:span text:style-name="T16">cars</text:span><text:span text:style-name="T18">[</text:span><text:span text:style-name="T16">between</text:span><text:span text:style-name="T18">]</text:span></text:p>
      <text:p text:style-name="P30"># Print medium</text:p>
      <text:p text:style-name="P26"><text:span text:style-name="T14">print</text:span><text:span text:style-name="T18">(</text:span><text:span text:style-name="T16">medium</text:span><text:span text:style-name="T18">)</text:span></text:p>
      <text:p text:style-name="P10"><text:line-break/><text:span text:style-name="T22">rangkuman :</text:span></text:p>
      <text:p text:style-name="P15">di list untuk menggunakan looping dengan menampilkan index dan nilai nya menggunakan <text:span text:style-name="T73">function </text:span>enumerate<text:span text:style-name="T73">()</text:span></text:p>
      <text:p text:style-name="P15">di dictionary menggunakan method .items()</text:p>
      <text:p text:style-name="P15">di pandas menggunakan method .iterrows()</text:p>
      <text:p text:style-name="P15">di numpy menggunakan function np.nditer()</text:p>
      <text:p text:style-name="P11"/>
      <text:p text:style-name="P12">PANDAS INTERMEDIET</text:p>
      <text:p text:style-name="P48"><text:span text:style-name="Source_20_Text"/></text:p>
      <text:p text:style-name="P48"><text:span text:style-name="Source_20_Text"><text:span text:style-name="T23"><text:tab/>.head()</text:span></text:span><text:span text:style-name="T23"> returns the first few rows (the “head” of the DataFrame). </text:span></text:p>
      <text:list xml:id="list4101471630" text:style-name="L2">
        <text:list-item>
          <text:p text:style-name="P104"><text:span text:style-name="Source_20_Text">.info()</text:span> shows information on each of the columns, such as the data type and number of missing values. </text:p>
        </text:list-item>
        <text:list-item>
          <text:p text:style-name="P104"><text:span text:style-name="Source_20_Text">.shape</text:span> returns the number of rows and columns of the DataFrame. </text:p>
        </text:list-item>
        <text:list-item>
          <text:p text:style-name="P101"><text:span text:style-name="Source_20_Text">.describe()</text:span> calculates a few summary statistics for each column.</text:p>
        </text:list-item>
        <text:list-item>
          <text:p text:style-name="P101"><text:span text:style-name="Source_20_Text">.values</text:span>: A two-dimensional NumPy array of values. </text:p>
        </text:list-item>
        <text:list-item text:style-override="L3">
          <text:p text:style-name="P105"><text:span text:style-name="Source_20_Text">.columns</text:span>: An index of columns: the column names. </text:p>
        </text:list-item>
        <text:list-item text:style-override="L3">
          <text:p text:style-name="P102"><text:span text:style-name="Source_20_Text">.index</text:span>: An index for the rows: either row numbers or row names. </text:p>
        </text:list-item>
      </text:list>
      <text:p text:style-name="P12"/>
      <text:h text:style-name="P1" text:outline-level="1">Subsetting rows by categorical variables</text:h>
      <text:p text:style-name="P50">Subsetting data based on a categorical variable often involves using the "or" operator (<text:span text:style-name="Source_20_Text">|</text:span>) to select rows from multiple categories. This can get tedious when you want all states in one of three different regions, for example. Instead, use the <text:span text:style-name="Source_20_Text">.isin()</text:span> method, which will allow you to tackle this problem by writing one condition instead of three separate ones.</text:p>
      <text:p text:style-name="P4"><text:span text:style-name="Source_20_Text">colors = ["brown", "black", "tan"]</text:span></text:p>
      <text:p text:style-name="P4"><text:span text:style-name="Source_20_Text">condition = dogs["color"].isin(colors)</text:span></text:p>
      <text:p text:style-name="P6"><text:soft-page-break/><text:span text:style-name="Source_20_Text">dogs[condition]</text:span></text:p>
      <text:p text:style-name="P50"><text:span text:style-name="Source_20_Text">homelessness</text:span> is available and <text:span text:style-name="Source_20_Text">pandas</text:span> is loaded as <text:span text:style-name="Source_20_Text">pd</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2"><text:soft-page-break/>Introduction Be Python Programmer</text:p>
      <text:p text:style-name="P13"/>
      <text:p text:style-name="P7">mengenal library pandas dan operasi dasarnya :</text:p>
      <text:p text:style-name="P35">base function :</text:p>
      <text:list xml:id="list861710402" text:style-name="L4">
        <text:list-item>
          <text:p text:style-name="P96"><text:span text:style-name="T27">.describe() </text:span>untuk melihat detail dataset seperti standard deviation, median, mean dll.</text:p>
        </text:list-item>
        <text:list-item>
          <text:p text:style-name="P69"><text:span text:style-name="T32">.info() </text:span><text:span text:style-name="T44">untuk melihat detail jumlah kolom, bari, tipe data yang digunakan, nama kolom</text:span></text:p>
        </text:list-item>
        <text:list-item>
          <text:p text:style-name="P69"><text:span text:style-name="T32">.shape() </text:span><text:span text:style-name="T44">untuk melihat ordo dari dataset</text:span></text:p>
        </text:list-item>
        <text:list-item>
          <text:p text:style-name="P82"><text:span text:style-name="T28">.columns() </text:span><text:span text:style-name="T42">untuk melihat nama kolom</text:span></text:p>
        </text:list-item>
        <text:list-item>
          <text:p text:style-name="P82"><text:span text:style-name="T28">.values() </text:span><text:span text:style-name="T42">untuk melihat isi dari dataset</text:span></text:p>
        </text:list-item>
        <text:list-item>
          <text:p text:style-name="P82"><text:span text:style-name="T28">.index() </text:span><text:span text:style-name="T42">untuk melihat index dari dataset</text:span></text:p>
        </text:list-item>
        <text:list-item>
          <text:p text:style-name="P82"><text:span text:style-name="T28">.head() </text:span><text:span text:style-name="T42">untuk melihat isi dataset sebanyak 5 baris dari atas</text:span></text:p>
        </text:list-item>
        <text:list-item>
          <text:p text:style-name="P69"><text:span text:style-name="T32">.tails() </text:span><text:span text:style-name="T44">untuk melihat isi dataset sebanyak 5 baris dari bawah</text:span></text:p>
        </text:list-item>
      </text:list>
      <text:p text:style-name="P22"/>
      <text:p text:style-name="P36">load dataframe :</text:p>
      <text:list xml:id="list2597786996" text:style-name="L5">
        <text:list-item>
          <text:p text:style-name="P70"><text:span text:style-name="T33">.read_csv(‘path/to/filename’) </text:span><text:span text:style-name="T24">untuk meload data ke lembar kerja</text:span></text:p>
        </text:list-item>
      </text:list>
      <text:p text:style-name="P22"/>
      <text:p text:style-name="P36">selection column :</text:p>
      <text:list xml:id="list351504697" text:style-name="L6">
        <text:list-item>
          <text:p text:style-name="P71"><text:span text:style-name="T43">untuk selection kolom ada 2 cara, pertama dengan </text:span><text:span text:style-name="T33">square braket </text:span><text:span text:style-name="T43">dan kedua dengan </text:span><text:span text:style-name="T33">dot notation</text:span><text:span text:style-name="T43">, cara pertama digunakan ketika nama kolom memiliki spasi, dan digunakan ketika lebih dari satu, cara kedua digunakan ketika kita ingin memanggil satu kolom. </text:span><text:span text:style-name="T32">Contoh : dataFrame[‘Country and Region’]</text:span><text:span text:style-name="T44">, </text:span><text:span text:style-name="T32">dataFrame.Country </text:span></text:p>
        </text:list-item>
      </text:list>
      <text:p text:style-name="P22"/>
      <text:p text:style-name="P36">selection rows with logic :</text:p>
      <text:list xml:id="list282300149" text:style-name="L7">
        <text:list-item>
          <text:p text:style-name="P72"><text:span text:style-name="T45">untuk selection baris/isi dataframe kita gunakan logical operator seperti </text:span><text:span text:style-name="T34">(&lt;, &gt;, &lt;=, &gt;=, ==, !=) Contoh : </text:span><text:span text:style-name="T45">penggunaan == ketika digunakan maka dataframe hanya akan menampilkan hasil yang sama saja, seperti </text:span><text:span text:style-name="T56">dataFrame[dataFrame[‘nama’] == ‘nurcholis majid’]</text:span><text:span text:style-name="T55">,</text:span><text:span text:style-name="T58">ketika dieksekusi maka akan menampilkan data yang hanya memiliki nama </text:span><text:span text:style-name="T62">nurcholis majid </text:span><text:span text:style-name="T58">saja.</text:span></text:p>
        </text:list-item>
      </text:list>
      <text:p text:style-name="P16"/>
      <text:p text:style-name="P21"><text:span text:style-name="T70">mengenal library </text:span><text:span text:style-name="T68">Matplotlib</text:span><text:span text:style-name="T70"> dan operasi dasarnya :</text:span></text:p>
      <text:p text:style-name="P37">Introduction :</text:p>
      <text:list xml:id="list132956100" text:style-name="L8">
        <text:list-item>
          <text:p text:style-name="P73"><text:span text:style-name="T24">m</text:span><text:span text:style-name="T25">atplotlib merupakan library yang digunakan untuk visualisasi data, untuk membandingkan sebuah nilai, untuk mencari korelasi antara 2 variabel, dan masih banyak keguanaan lainnya.</text:span></text:p>
        </text:list-item>
      </text:list>
      <text:p text:style-name="P17"/>
      <text:p text:style-name="P37">Base function :</text:p>
      <text:list xml:id="list1303026376" text:style-name="L9">
        <text:list-item>
          <text:p text:style-name="P74"><text:span text:style-name="T35">.plot(x, y) </text:span><text:span text:style-name="T46">untuk membuat grafik linear</text:span></text:p>
        </text:list-item>
        <text:list-item>
          <text:p text:style-name="P97">.hist() <text:span text:style-name="T23">untuk membuat grafik histogram</text:span></text:p>
        </text:list-item>
        <text:list-item>
          <text:p text:style-name="P97">.scatter() <text:span text:style-name="T54">untuk membuat grafik sebaran</text:span></text:p>
        </text:list-item>
        <text:list-item>
          <text:p text:style-name="P74"><text:span text:style-name="T35">.</text:span><text:span text:style-name="T41">bar() </text:span><text:span text:style-name="T53">untuk membuat grafik batang</text:span></text:p>
        </text:list-item>
        <text:list-item>
          <text:p text:style-name="P74"><text:span text:style-name="T35">.xlabel </text:span><text:span text:style-name="T46">untuk membuat label di x-axis/sumbu x</text:span></text:p>
        </text:list-item>
        <text:list-item>
          <text:p text:style-name="P74"><text:span text:style-name="T35">.ylabel </text:span><text:span text:style-name="T46">untuk membuat label di y-axis/sumbu y</text:span></text:p>
        </text:list-item>
        <text:list-item>
          <text:p text:style-name="P97">.title <text:span text:style-name="T23">unuk membuat judul dari grafik</text:span></text:p>
        </text:list-item>
        <text:list-item>
          <text:p text:style-name="P97">.show() <text:span text:style-name="T23">untuk menampilkan grafik</text:span></text:p>
        </text:list-item>
        <text:list-item>
          <text:p text:style-name="P97">.<text:span text:style-name="T69">legend() </text:span><text:span text:style-name="T26">untuk menampilkan semua label</text:span></text:p>
        </text:list-item>
      </text:list>
      <text:p text:style-name="P20"/>
      <text:p text:style-name="P20"/>
      <text:p text:style-name="P20"/>
      <text:p text:style-name="P20"/>
      <text:p text:style-name="P20"/>
      <text:p text:style-name="P20"/>
      <text:p text:style-name="P20"/>
      <text:p text:style-name="P38"><text:soft-page-break/>Base Operation :</text:p>
      <text:list xml:id="list3215680537" text:style-name="L10">
        <text:list-item>
          <text:p text:style-name="P75"><text:span text:style-name="T47">untuk </text:span><text:span text:style-name="T36">membuat 3 grapik atau lebih</text:span><text:span text:style-name="T47"> kita tinggal tambahkan plotingnya sebelum fungsi .show(), Contoh : </text:span><text:span text:style-name="T36">ingin mengetahui seberapa rajin</text:span><text:span text:style-name="T47"> antara</text:span><text:span text:style-name="T36"> 2 orang polisi </text:span><text:span text:style-name="T47">dengan nama jabar dan kalteng kita tinggal buat plotingnya :</text:span></text:p>
        </text:list-item>
      </text:list>
      <text:p text:style-name="P44"/>
      <text:p text:style-name="P45"><text:span text:style-name="T36"><text:tab/>plt.plot(</text:span><text:span text:style-name="T47">jabar.day_of_weeks, jabar.hours_day</text:span><text:span text:style-name="T36">)</text:span></text:p>
      <text:p text:style-name="P45"><text:span text:style-name="T36"><text:tab/>plt.plot(</text:span><text:span text:style-name="T47">kalteng.day_of_weeks, kalteng.hours_day</text:span><text:span text:style-name="T36">)</text:span></text:p>
      <text:p text:style-name="P44"><text:tab/>plt.show()</text:p>
      <text:p text:style-name="P19"><text:s/></text:p>
      <text:p text:style-name="P25"><text:span text:style-name="T47"><text:tab/>maka akan </text:span><text:span text:style-name="T36">menampilkan perbandingan </text:span><text:span text:style-name="T47">antara keduannya.</text:span></text:p>
      <text:p text:style-name="P19"/>
      <text:list xml:id="list1972161227" text:style-name="L11">
        <text:list-item>
          <text:p text:style-name="P83"><text:span text:style-name="T29">.style.use() </text:span><text:span text:style-name="T42">untuk merubah background, kita bisa melihat daftar background dengan plt.style.available, </text:span><text:span text:style-name="T48">C</text:span><text:span text:style-name="T42">ontohnya seperti ‘ggplot’, ‘seabord’, ‘fivethirtyeight’, atc.</text:span></text:p>
        </text:list-item>
        <text:list-item>
          <text:p text:style-name="P84"><text:span text:style-name="T28">.legend() </text:span><text:span text:style-name="T42">untuk menampilkan semua label</text:span></text:p>
        </text:list-item>
        <text:list-item>
          <text:p text:style-name="P84"><text:span text:style-name="T28">.text(x-coord, y-coord, ‘nama labelnya’) </text:span><text:span text:style-name="T42">untuk membuat label dengan kordinat tertentu</text:span></text:p>
        </text:list-item>
      </text:list>
      <text:p text:style-name="P19"/>
      <text:p text:style-name="P41"><text:span text:style-name="T28">Base </text:span><text:span text:style-name="T29">P</text:span><text:span text:style-name="T28">arameter </text:span><text:span text:style-name="T30">P</text:span><text:span text:style-name="T28">loting :</text:span></text:p>
      <text:list xml:id="list1944604439" text:style-name="L12">
        <text:list-item>
          <text:p text:style-name="P98"><text:span text:style-name="T31">linestyle=’’</text:span><text:span text:style-name="T42"> untuk merubah bentuk garis, ada beberapa jenis, dotted :, dashed -, dashdot -.</text:span></text:p>
        </text:list-item>
        <text:list-item>
          <text:p text:style-name="P99"><text:span text:style-name="T31">marker=’’</text:span><text:span text:style-name="T42"> untuk membuat setiap pointnya memiliki bentuk, ada beberapa jenis, x, o, square (s), diamond (d)</text:span></text:p>
        </text:list-item>
        <text:list-item>
          <text:p text:style-name="P99"><text:span text:style-name="T42"><text:s/></text:span><text:span text:style-name="T31">color=’’</text:span><text:span text:style-name="T42"> <text:s/>untuk merubah warna garis</text:span></text:p>
        </text:list-item>
        <text:list-item>
          <text:p text:style-name="P100"><text:span text:style-name="T31">linewidth=</text:span><text:span text:style-name="T42"> untuk merubah ukuran garis</text:span></text:p>
        </text:list-item>
        <text:list-item>
          <text:p text:style-name="P85"><text:span text:style-name="T28">alpha= </text:span><text:span text:style-name="T42">untu mengatur transparansi </text:span><text:span text:style-name="T49">semakin kecil nilainya semakin transparan</text:span></text:p>
        </text:list-item>
        <text:list-item>
          <text:p text:style-name="P76"><text:span text:style-name="T38">l</text:span><text:span text:style-name="T39">abel= </text:span><text:span text:style-name="T51">untuk menamai datapoint</text:span></text:p>
        </text:list-item>
      </text:list>
      <text:p text:style-name="P8"/>
      <text:p text:style-name="P39">Bar Plot Parameter :</text:p>
      <text:list xml:id="list3927939385" text:style-name="L13">
        <text:list-item>
          <text:p text:style-name="P77"><text:span text:style-name="T40">yerr= </text:span><text:span text:style-name="T52">untuk menambahkan nilai skalar</text:span></text:p>
        </text:list-item>
        <text:list-item>
          <text:p text:style-name="P78"><text:span text:style-name="T37">bottom= </text:span><text:span text:style-name="T50">untuk menggabungkan 2 datapoint atau lebih</text:span></text:p>
        </text:list-item>
      </text:list>
      <text:p text:style-name="P23"><text:tab/><text:span text:style-name="T31">plt.bar(hours.officer, hours.desk_work, label='Desk Work')</text:span></text:p>
      <text:p text:style-name="P43">plt.bar(hours.officer, hours.field_work, bottom=hours.desk_work, label="Field Work")</text:p>
      <text:p text:style-name="P19"/>
      <text:p text:style-name="P40">H<text:span text:style-name="T67">istogram Parameter :</text:span></text:p>
      <text:list xml:id="list223484350" text:style-name="L14">
        <text:list-item>
          <text:p text:style-name="P79"><text:span text:style-name="Source_20_Text"><text:span text:style-name="T63">range</text:span></text:span><text:span text:style-name="Source_20_Text"><text:span text:style-name="T64">=(start, end)</text:span></text:span><text:span text:style-name="T59"> sets the minimum and maximum datapoints that we will include in our histogram. </text:span></text:p>
        </text:list-item>
      </text:list>
      <text:list xml:id="list1465679639" text:style-name="L15">
        <text:list-item>
          <text:p text:style-name="P103"><text:span text:style-name="Source_20_Text"><text:span text:style-name="T61">bins</text:span></text:span><text:span text:style-name="Source_20_Text"><text:span text:style-name="T64">=</text:span></text:span><text:span text:style-name="T61"> </text:span><text:span text:style-name="T57">sets the number of points in our histogram.</text:span></text:p>
        </text:list-item>
        <text:list-item>
          <text:p text:style-name="P103"><text:span text:style-name="T65">density=True </text:span><text:span text:style-name="T60">untuk menormalisasi datapoint</text:span></text:p>
        </text:list-item>
      </text:list>
      <text:p text:style-name="P60"/>
      <text:p text:style-name="P60"/>
      <text:p text:style-name="P60"/>
      <text:p text:style-name="P60"/>
      <text:p text:style-name="P60"/>
      <text:p text:style-name="P60"/>
      <text:p text:style-name="P60"/>
      <text:p text:style-name="P60"/>
      <text:p text:style-name="P60"/>
      <text:p text:style-name="P54"><text:soft-page-break/><text:span text:style-name="T66">T</text:span><text:span text:style-name="T57">ipe Data</text:span></text:p>
      <text:p text:style-name="P61"/>
      <text:p text:style-name="P55"/>
      <text:p text:style-name="P55">List :</text:p>
      <text:p text:style-name="P57">method :</text:p>
      <text:p text:style-name="P57">- append() untuk menambahkan member</text:p>
      <text:p text:style-name="P57">- extend() untuk menambahkan member (seperti list, tuple, set)</text:p>
      <text:p text:style-name="P57">- pop() untuk menghapus defaultnya menghapus member paling akhir, parameternya index yang ingin dihapus</text:p>
      <text:p text:style-name="P57"/>
      <text:p text:style-name="P58">Tuple</text:p>
      <text:p text:style-name="P32"># Pair up the girl and boy names: pairs</text:p>
      <text:p text:style-name="P27"><text:span text:style-name="T16">pairs</text:span> = <text:span text:style-name="T14">zip</text:span><text:span text:style-name="T18">(</text:span><text:span text:style-name="T16">girl_names</text:span><text:span text:style-name="T18">,</text:span> <text:span text:style-name="T16">boy_names</text:span><text:span text:style-name="T18">)</text:span></text:p>
      <text:p text:style-name="Standard"/>
      <text:p text:style-name="P31"># Iterate over pairs</text:p>
      <text:p text:style-name="P27"><text:span text:style-name="T14">for</text:span> <text:span text:style-name="T16">idx</text:span><text:span text:style-name="T18">,</text:span> <text:span text:style-name="T16">pair</text:span> <text:span text:style-name="T14">in</text:span> <text:span text:style-name="T14">enumerate</text:span><text:span text:style-name="T18">(</text:span><text:span text:style-name="T16">pairs</text:span><text:span text:style-name="T18">):</text:span></text:p>
      <text:p text:style-name="P28">    <text:span text:style-name="T72"># Unpack pair: girl_name, boy_name</text:span></text:p>
      <text:p text:style-name="P28">    <text:span text:style-name="T17">girl_name</text:span><text:span text:style-name="T19">,</text:span><text:span text:style-name="T71"> </text:span><text:span text:style-name="T17">boy_name</text:span><text:span text:style-name="T71"> = </text:span><text:span text:style-name="T17">pair</text:span></text:p>
      <text:p text:style-name="P28">    <text:span text:style-name="T72"># Print the rank and names associated with each rank</text:span></text:p>
      <text:p text:style-name="P28">    <text:span text:style-name="T15">print</text:span><text:span text:style-name="T19">(</text:span><text:span text:style-name="T21">'Rank {}: {} and {}'</text:span><text:span text:style-name="T71">.</text:span><text:span text:style-name="T15">format</text:span><text:span text:style-name="T19">(</text:span><text:span text:style-name="T17">idx</text:span><text:span text:style-name="T19">,</text:span><text:span text:style-name="T71"> </text:span><text:span text:style-name="T17">girl_name</text:span><text:span text:style-name="T19">,</text:span><text:span text:style-name="T71"> </text:span><text:span text:style-name="T17">boy_name</text:span><text:span text:style-name="T19">))</text:span></text:p>
      <text:p text:style-name="P57"/>
      <text:p text:style-name="P57">Tuples are made of several items just like a list, but they cannot be modified in any way. It is very common for tuples to be used to represent data from a database. If you have a tuple like <text:span text:style-name="Source_20_Text">('chocolate chip cookies', 15)</text:span> and you want to access each part of the data, you can use an index just like a list. However, you can also "unpack" the tuple into multiple variables such as <text:span text:style-name="Source_20_Text">type, count = ('chocolate chip cookies', 15)</text:span> that will set <text:span text:style-name="Source_20_Text">type</text:span> to <text:span text:style-name="Source_20_Text">'chocolate chip cookies'</text:span> and <text:span text:style-name="Source_20_Text">count</text:span> to <text:span text:style-name="Source_20_Text">15</text:span>. </text:p>
      <text:p text:style-name="Text_20_body">Often you'll want to pair up multiple array data types. The <text:span text:style-name="Source_20_Text">zip()</text:span> function does just that. It will return a list of tuples containing one element from each list passed into <text:span text:style-name="Source_20_Text">zip()</text:span>.</text:p>
      <text:p text:style-name="Text_20_body">When looping over a list, you can also track your position in the list by using the <text:span text:style-name="Source_20_Text">enumerate()</text:span> function. The function returns the index of the list item you are currently on in the list and the list item itself.</text:p>
      <text:p text:style-name="Text_20_body">You'll practice using the <text:span text:style-name="Source_20_Text">enumerate()</text:span> and <text:span text:style-name="Source_20_Text">zip()</text:span> functions in this exercise, in which your job is to pair up the most common boy and girl names. Two lists - <text:span text:style-name="Source_20_Text">girl_names</text:span> and <text:span text:style-name="Source_20_Text">boy_names</text:span> - have been pre-loaded into your workspace.</text:p>
      <text:p text:style-name="P57"/>
      <text:p text:style-name="P59"/>
      <text:p text:style-name="P59"/>
      <text:p text:style-name="P5"><text:bookmark text:name="tw-target-text"/><text:soft-page-break/>Membuat tupel secara tidak sengaja</text:p>
      <text:p text:style-name="P59"/>
      <text:p text:style-name="P59">Tuples are very powerful and useful, and it's super easy to make one by accident. All you have to do is create a variable and follow the assignment with a comma. This becomes an error when you try to use the variable later expecting it to be a string or a number. </text:p>
      <text:p text:style-name="Text_20_body">You can verify the data type of a variable with the <text:span text:style-name="Source_20_Text">type()</text:span> function. In this exercise, you'll see for yourself how easy it is to make a tuple by accident.</text:p>
      <text:p text:style-name="P59"/>
      <text:p text:style-name="P56">Sets :</text:p>
      <text:p text:style-name="P5"><text:bookmark text:name="tw-target-text1"/>set untuk data tidak berurutan dan unik</text:p>
      <text:h text:style-name="P2" text:outline-level="1">Finding all the data and the overlapping data between sets</text:h>
      <text:p text:style-name="Text_20_body">Sets have several methods to combine, compare, and study them all based on mathematical set theory. The <text:span text:style-name="Source_20_Text">.union()</text:span> method returns a set of all the names found in the set you used the method on plus any sets passed as arguments to the method. You can also look for overlapping data in sets by using the <text:span text:style-name="Source_20_Text">.intersection()</text:span> method on a set and passing another set as an argument. It will return an empty set if nothing matches.</text:p>
      <text:p text:style-name="Text_20_body">Your job in this exercise is to find the union and intersection in the names from 2011 and 2014. For this purpose, two sets have been pre-loaded into your workspace: <text:span text:style-name="Source_20_Text">baby_names_2011</text:span> and <text:span text:style-name="Source_20_Text">baby_names_2014</text:span>.</text:p>
      <text:p text:style-name="Text_20_body">One quirk in the baby names dataset is that names in 2011 and 2012 are all in upper case, while names in 2013 and 2014 are in title case (where the first letter of each name is capitalized). Consequently, if you were to compare the 2011 and 2014 data in this form, you would find no overlapping names between the two years! To remedy this, we converted the names in 2011 to title case using Python's <text:span text:style-name="Source_20_Text">.title()</text:span> method.</text:p>
      <text:p text:style-name="Text_20_body">Real-world data can often come with quirks like this - it's important to catch them to ensure your results are meaningful.</text:p>
      <text:p text:style-name="P59"/>
      <text:p text:style-name="P33"># Find the union: all_names</text:p>
      <text:p text:style-name="P27"><text:span text:style-name="T16">all_names</text:span> = <text:span text:style-name="T16">baby_names_2011</text:span>.<text:span text:style-name="T16">union</text:span><text:span text:style-name="T18">(</text:span><text:span text:style-name="T16">baby_names_2014</text:span><text:span text:style-name="T18">)</text:span></text:p>
      <text:p text:style-name="Standard"/>
      <text:p text:style-name="P31"># Print the count of names in all_names</text:p>
      <text:p text:style-name="P27"><text:span text:style-name="T14">print</text:span><text:span text:style-name="T18">(</text:span><text:span text:style-name="T14">len</text:span><text:span text:style-name="T18">(</text:span><text:span text:style-name="T16">all_names</text:span><text:span text:style-name="T18">))</text:span></text:p>
      <text:p text:style-name="Standard"/>
      <text:p text:style-name="P31"># Find the intersection: overlapping_names</text:p>
      <text:p text:style-name="P27"><text:span text:style-name="T16">overlapping_names</text:span> = <text:span text:style-name="T16">baby_names_2011</text:span>.<text:span text:style-name="T16">intersection</text:span><text:span text:style-name="T18">(</text:span><text:span text:style-name="T16">baby_names_2014</text:span><text:span text:style-name="T18">)</text:span></text:p>
      <text:p text:style-name="Standard"/>
      <text:p text:style-name="P31"># Print the count of names in overlapping_names</text:p>
      <text:p text:style-name="P27"><text:span text:style-name="T14">print</text:span><text:span text:style-name="T18">(</text:span><text:span text:style-name="T14">len</text:span><text:span text:style-name="T18">(</text:span><text:span text:style-name="T16">overlapping_names</text:span><text:span text:style-name="T18">))</text:span></text:p>
      <text:p text:style-name="P59"/>
      <text:h text:style-name="P3" text:outline-level="1"><text:soft-page-break/>Determining set differences</text:h>
      <text:p text:style-name="Text_20_body">Another way of comparing sets is to use the <text:span text:style-name="Source_20_Text">difference()</text:span> method. It returns all the items found in one set but not another. It's important to remember the set you call the method on will be the one from which the items are returned. Unlike tuples, you can <text:span text:style-name="Source_20_Text">add()</text:span> items to a set. A set will only add items that do not exist in the set. </text:p>
      <text:p text:style-name="Text_20_body">In this exercise, you'll explore what names were common in 2011, but are no longer common in 2014. The set <text:span text:style-name="Source_20_Text">baby_names_2014</text:span> has been pre-loaded into your workspace. As in the previous exercise, the names have been converted to title case to ensure a proper comparison.</text:p>
      <text:p text:style-name="P33"># Create the empty set: baby_names_2011</text:p>
      <text:p text:style-name="P27"><text:span text:style-name="T16">baby_names_2011</text:span> = <text:span text:style-name="T14">set</text:span><text:span text:style-name="T18">()</text:span></text:p>
      <text:p text:style-name="Standard"/>
      <text:p text:style-name="P31"># Loop over records and add the names from 2011 to the baby_names_2011 set</text:p>
      <text:p text:style-name="P27"><text:span text:style-name="T14">for</text:span> <text:span text:style-name="T16">row</text:span> <text:span text:style-name="T14">in</text:span> <text:span text:style-name="T16">records</text:span><text:span text:style-name="T18">:</text:span></text:p>
      <text:p text:style-name="P28">    <text:span text:style-name="T72"># Check if the first column is '2011'</text:span></text:p>
      <text:p text:style-name="P28">    <text:span text:style-name="T15">if</text:span><text:span text:style-name="T71"> </text:span><text:span text:style-name="T17">row</text:span><text:span text:style-name="T19">[</text:span><text:span text:style-name="T21">0</text:span><text:span text:style-name="T19">]</text:span><text:span text:style-name="T71"> == </text:span><text:span text:style-name="T21">'2011'</text:span><text:span text:style-name="T19">:</text:span></text:p>
      <text:p text:style-name="P28">        <text:span text:style-name="T72"># Add the fourth column to the set</text:span></text:p>
      <text:p text:style-name="P28">        <text:span text:style-name="T17">baby_names_2011</text:span><text:span text:style-name="T71">.</text:span><text:span text:style-name="T17">add</text:span><text:span text:style-name="T19">(</text:span><text:span text:style-name="T17">row</text:span><text:span text:style-name="T19">[</text:span><text:span text:style-name="T21">3</text:span><text:span text:style-name="T19">])</text:span></text:p>
      <text:p text:style-name="Standard"/>
      <text:p text:style-name="P31"># Find the difference between 2011 and 2014: differences</text:p>
      <text:p text:style-name="P27"><text:span text:style-name="T16">differences</text:span> = <text:span text:style-name="T16">baby_names_2011</text:span>.<text:span text:style-name="T16">difference</text:span><text:span text:style-name="T18">(</text:span><text:span text:style-name="T16">baby_names_2014</text:span><text:span text:style-name="T18">)</text:span></text:p>
      <text:p text:style-name="Standard"/>
      <text:p text:style-name="P31"># Print the differences</text:p>
      <text:p text:style-name="P27"><text:span text:style-name="T14">print</text:span><text:span text:style-name="T18">(</text:span><text:span text:style-name="T16">differences</text:span><text:span text:style-name="T18">)</text:span></text:p>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JetBrainsMonoNL,1" svg:font-family="'JetBrainsMonoNL,', ', 'Droid Sans Mono',', ', monospace,', monospace, ', 'Droid Sans Fallback', 'font-weight: normal', 'font-size: 16px', 'line-height: 21px', 'white-space: pre'"/>
    <style:font-face style:name="JetBrainsMonoNL," svg:font-family="'JetBrainsMonoNL,', ', 'Droid Sans Mono',', ', monospace,', monospace, ', 'Droid Sans Fallback', 'font-weight: normal', 'font-size: 16px', 'line-height: 21px', 'white-space: pre'"/>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04:49:43.830784772</meta:creation-date>
    <dc:date>2020-12-25T05:43:21.662616867</dc:date>
    <meta:editing-duration>PT7H39M31S</meta:editing-duration>
    <meta:editing-cycles>70</meta:editing-cycles>
    <meta:generator>LibreOffice/6.4.6.2$Linux_X86_64 LibreOffice_project/40$Build-2</meta:generator>
    <meta:document-statistic meta:table-count="0" meta:image-count="0" meta:object-count="0" meta:page-count="9" meta:paragraph-count="215" meta:word-count="2025" meta:character-count="12705" meta:non-whitespace-character-count="10931"/>
  </office:meta>
</office:document-meta>
</file>